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style:font-name="Arial Black1" fo:font-size="60pt" style:font-size-asian="60pt" style:font-size-complex="60pt"/>
    </style:style>
    <style:style style:name="P6" style:family="paragraph">
      <style:paragraph-properties fo:margin-left="0cm" fo:margin-right="0cm" fo:text-indent="0cm"/>
      <style:text-properties fo:color="#ffffff" style:font-name="Arial Black1" fo:font-size="60pt" fo:font-style="normal" fo:font-weight="bold" style:font-size-asian="60pt" style:font-size-complex="6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style:style style:name="T2" style:family="text">
      <style:text-properties fo:color="#ffffff" style:font-name="Arial Black1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Będę Panu</text:span><text:span text:style-name="T1"><text:line-break/></text:span><text:span text:style-name="T1">w każdej porze</text:span><text:span text:style-name="T1"><text:line-break/></text:span><text:span text:style-name="T1">śpiewał pieśń wdzięczności.</text:span><text:span text:style-name="T1"><text:line-break/></text:span><text:span text:style-name="T1">Na mych ustach</text:span><text:span text:style-name="T1"><text:line-break/></text:span><text:span text:style-name="T1">chwała Jego</text:span><text:span text:style-name="T1"><text:line-break/></text:span><text:span text:style-name="T1">nieustannie g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2. W Panu cała</text:span><text:span text:style-name="T1"><text:line-break/></text:span><text:span text:style-name="T1">chluba moja,</text:span><text:span text:style-name="T1"><text:line-break/></text:span><text:span text:style-name="T1">cieszcie się pokorni.</text:span><text:span text:style-name="T1"><text:line-break/></text:span><text:span text:style-name="T1">Wspólnie ze mną chwalcie Pana,</text:span><text:span text:style-name="T1"><text:line-break/></text:span><text:span text:style-name="T1">sławmy imię J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2">3. Kiedym tęsknie szukał Pana,</text:span><text:span text:style-name="T2"><text:line-break/></text:span><text:span text:style-name="T2">raczył mnie wysłuchać.</text:span><text:span text:style-name="T2"><text:line-break/></text:span><text:span text:style-name="T2">I ze wszelkiej</text:span><text:span text:style-name="T2"><text:line-break/></text:span><text:span text:style-name="T2">trwogi mojej</text:span><text:span text:style-name="T2"><text:line-break/></text:span><text:span text:style-name="T2">raczył mnie wyzwoli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2">4. Skosztujcie</text:span><text:span text:style-name="T2"><text:line-break/></text:span><text:span text:style-name="T2">i zobaczcie,</text:span><text:span text:style-name="T2"><text:line-break/></text:span><text:span text:style-name="T2">jaki Pan jest dobry.</text:span><text:span text:style-name="T2"><text:line-break/></text:span><text:span text:style-name="T2">Kto do Niego</text:span><text:span text:style-name="T2"><text:line-break/></text:span><text:span text:style-name="T2">się ucieknie,</text:span><text:span text:style-name="T2"><text:line-break/></text:span><text:span text:style-name="T2">ten błogosławi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2">5. Z czcią i lękiem służcie Panu</text:span><text:span text:style-name="T2"><text:line-break/></text:span><text:span text:style-name="T2">święty Ludu Boży.</text:span><text:span text:style-name="T2"><text:line-break/></text:span><text:span text:style-name="T2">Bo nie znają niedostatku</text:span><text:span text:style-name="T2"><text:line-break/></text:span><text:span text:style-name="T2">ludzie bogoboj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kosztujcie i zobaczcie</text:span><text:span text:style-name="T1"><text:line-break/></text:span><text:span text:style-name="T1">jak dobry jest Pan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4-03-03T22:33:27.047000000</dc:date>
    <dc:language>pl-PL</dc:language>
    <meta:editing-cycles>25</meta:editing-cycles>
    <meta:editing-duration>PT24M36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